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f6523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208648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aea46" officeooo:paragraph-rsid="001aea46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0.5pt" style:text-underline-style="none" fo:font-weight="normal" officeooo:rsid="001aea46" officeooo:paragraph-rsid="00137421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2a7d8" officeooo:paragraph-rsid="0022a7d8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6ecb" officeooo:paragraph-rsid="00236ecb" style:font-size-asian="9.14999961853027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.5pt" officeooo:rsid="001aea46" officeooo:paragraph-rsid="001aea46" style:font-size-asian="9.14999961853027pt" style:font-size-complex="10.5pt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aea46" officeooo:paragraph-rsid="001aea46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1aea46"/>
    </style:style>
    <style:style style:name="P19" style:family="paragraph" style:parent-style-name="Text_20_body">
      <style:paragraph-properties fo:text-align="start" style:justify-single-word="false"/>
      <style:text-properties officeooo:paragraph-rsid="001aea46"/>
    </style:style>
    <style:style style:name="P20" style:family="paragraph" style:parent-style-name="Text_20_body">
      <style:paragraph-properties fo:text-align="start" style:justify-single-word="false"/>
      <style:text-properties officeooo:paragraph-rsid="001b4241"/>
    </style:style>
    <style:style style:name="P21" style:family="paragraph" style:parent-style-name="Preformatted_20_Text">
      <style:paragraph-properties fo:margin-top="0cm" fo:margin-bottom="0.499cm" style:contextual-spacing="false"/>
    </style:style>
    <style:style style:name="P22" style:family="paragraph" style:parent-style-name="Preformatted_20_Text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37e69" officeooo:paragraph-rsid="00237e69" style:font-size-asian="9.14999961853027pt" style:font-weight-asian="normal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normal" officeooo:rsid="00251720" officeooo:paragraph-rsid="00251720" style:font-size-asian="9.14999961853027pt" style:font-weight-asian="normal" style:font-size-complex="10.5pt" style:font-weight-complex="normal"/>
    </style:style>
    <style:style style:name="T1" style:family="text">
      <style:text-properties officeooo:rsid="0017bac3"/>
    </style:style>
    <style:style style:name="T2" style:family="text">
      <style:text-properties fo:font-size="10.5pt" officeooo:rsid="001aea46" style:font-size-asian="9.14999961853027pt" style:font-size-complex="10.5pt"/>
    </style:style>
    <style:style style:name="T3" style:family="text">
      <style:text-properties fo:font-size="10.5pt" style:text-underline-style="none" fo:font-weight="normal" officeooo:rsid="001aea46" style:font-size-asian="9.14999961853027pt" style:font-weight-asian="normal" style:font-size-complex="10.5pt" style:font-weight-complex="normal"/>
    </style:style>
    <style:style style:name="T4" style:family="text">
      <style:text-properties fo:font-size="10.5pt" style:text-underline-style="none" fo:font-weight="normal" officeooo:rsid="0015acff" style:font-size-asian="9.14999961853027pt" style:font-weight-asian="normal" style:font-size-complex="10.5pt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aea46" style:font-size-asian="10.5pt" style:font-size-complex="10.5pt"/>
    </style:style>
    <style:style style:name="T7" style:family="text">
      <style:text-properties fo:font-size="10.5pt" officeooo:rsid="001b4241" style:font-size-asian="10.5pt" style:font-size-complex="10.5pt"/>
    </style:style>
    <style:style style:name="T8" style:family="text">
      <style:text-properties officeooo:rsid="002333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okumentacija Development</text:p>
      <text:p text:style-name="P16"/>
      <text:p text:style-name="P11">Iz nekog razluka nakon kreiranja jwt interceptora salje se dupli request (pogledati da li je to normalno)</text:p>
      <text:p text:style-name="P10"/>
      <text:p text:style-name="P10"/>
      <text:p text:style-name="P17">Database:</text:p>
      <text:p text:style-name="P9"/>
      <text:p text:style-name="P9">Konekcija sa bazom je na serveru noshnexus.com</text:p>
      <text:p text:style-name="P18"><text:span text:style-name="T3">Prvo sam na serveru unutar </text:span><text:span text:style-name="Source_20_Text"><text:span text:style-name="T5">/etc/postgresql/</text:span></text:span><text:span text:style-name="Source_20_Text"><text:span text:style-name="T6">{{version}}</text:span></text:span><text:span text:style-name="Source_20_Text"><text:span text:style-name="T5">/main/</text:span></text:span><text:span text:style-name="Source_20_Text"><text:span text:style-name="T6">postgresql</text:span></text:span><text:span text:style-name="Source_20_Text"><text:span text:style-name="T5">.con</text:span></text:span><text:span text:style-name="Source_20_Text"><text:span text:style-name="T6">f</text:span></text:span><text:span text:style-name="T5"> </text:span></text:p>
      <text:p text:style-name="P15">Odkomentarisao liniju </text:p>
      <text:p text:style-name="P15">#listen_addresses = ‘localhost’ I umjesto ‘localhost’ stavio *</text:p>
      <text:p text:style-name="P18"><text:span text:style-name="T2">Nakon toga u fajlu </text:span><text:span text:style-name="Source_20_Text"><text:span text:style-name="T5">/etc/postgresql/12/main/pg_hba.con</text:span></text:span><text:span text:style-name="Source_20_Text"><text:span text:style-name="T6">f</text:span></text:span></text:p>
      <text:p text:style-name="P18"><text:span text:style-name="Source_20_Text"><text:span text:style-name="T6">sam ovu liniju:</text:span></text:span></text:p>
      <text:p text:style-name="P18"><text:span text:style-name="Source_20_Text"><text:span text:style-name="T6"/></text:span></text:p>
      <text:p text:style-name="P19"><text:span text:style-name="Source_20_Text"><text:span text:style-name="T6"># IPv4 local connections: <text:line-break/>host<text:tab/> all<text:tab/><text:tab/> all<text:tab/><text:tab/> 127.0.0.1/32<text:tab/><text:tab/> md5</text:span></text:span></text:p>
      <text:p text:style-name="P19"><text:span text:style-name="Source_20_Text"><text:span text:style-name="T6">zamijenio sa:</text:span></text:span></text:p>
      <text:p text:style-name="P19"><text:span text:style-name="Source_20_Text"><text:span text:style-name="T6">host<text:tab/> all<text:tab/><text:tab/> all<text:tab/><text:tab/> 0.0.0.0/0<text:tab/><text:tab/> md5</text:span></text:span></text:p>
      <text:p text:style-name="P20"><text:span text:style-name="Source_20_Text"><text:span text:style-name="T7">I na kraju restartovao postgresql</text:span></text:span></text:p>
      <text:p text:style-name="P16"/>
      <text:p text:style-name="P8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/:id</text:p>
      <text:p text:style-name="P5"><text:tab/><text:tab/><text:tab/>api/owner/Restaurant/get-restaurant-edit/:id</text:p>
      <text:p text:style-name="P5"><text:tab/><text:tab/><text:tab/><text:span text:style-name="T8">api/owner/Restaurant/get-restaurant-create</text:span>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/:id</text:p>
      <text:p text:style-name="P5"><text:tab/><text:tab/><text:tab/>api/owner/Menu/get-menu-edit/:id</text:p>
      <text:p text:style-name="P5"><text:tab/><text:tab/><text:tab/>api/owner/Menu/get-menu-item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6"><text:tab/><text:tab/><text:tab/>api/owner/Employee/get-employee/:id</text:p>
      <text:p text:style-name="P5"><text:tab/><text:tab/><text:tab/>api/owner/Employee/get-employee-details/:id</text:p>
      <text:p text:style-name="P5"><text:soft-page-break/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7"><text:tab/><text:tab/><text:tab/>api/owner/Chat/get-chats<text:span text:style-name="T4"/></text:p>
      <text:p text:style-name="P7"><text:tab/><text:tab/><text:tab/>api/owner/Chat/get-chat/:id</text:p>
      <text:p text:style-name="P5"><text:tab/><text:tab/><text:tab/>api/owner/Chat/get-chats-for-menu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12"/>
      <text:p text:style-name="P12"/>
      <text:p text:style-name="P13">Taskovi za sutra:</text:p>
      <text:p text:style-name="P13"><text:tab/>Provjeriti upload slika kao employee</text:p>
      <text:p text:style-name="P13"><text:tab/>Napuniti bazu podataka sa Menijijma, menu itemsima I narudzbama</text:p>
      <text:p text:style-name="P13"><text:tab/>Provjeriti sa employee kako se narudzbe primaju, odbijaju I blokiraju</text:p>
      <text:p text:style-name="P13"><text:tab/>(mozda dodati mogucnost kreiranja qr koda za svaki sto pojedinacno “trebalo bi onda da se sto prosljedjuje kao query parametar”) </text:p>
      <text:p text:style-name="P13"><text:tab/>Qr za sto da se isprinta bilo bi dobro da ima logo, ime stola, ime restorana I qr code I da se moze vidjeti previde I download za svaki sto</text:p>
      <text:p text:style-name="P13"/>
      <text:p text:style-name="P13"/>
      <text:p text:style-name="P14">Za redirect u nginx </text:p>
      <text:p text:style-name="P14"/>
      <text:p text:style-name="P14"><text:a xlink:type="simple" xlink:href="https://askubuntu.com/questions/1222665/https-of-subdomain-redirects-to-main-domain-certbot-on-nginx" text:style-name="Internet_20_link" text:visited-style-name="Visited_20_Internet_20_Link">https://askubuntu.com/questions/1222665/https-of-subdomain-redirects-to-main-domain-certbot-on-nginx</text:a></text:p>
      <text:p text:style-name="P14"/>
      <text:p text:style-name="P14"/>
      <text:p text:style-name="P24">Za refresh token</text:p>
      <text:p text:style-name="P14"/>
      <text:p text:style-name="P22"><text:span text:style-name="Source_20_Text">@Injectable()</text:span></text:p>
      <text:p text:style-name="Preformatted_20_Text"><text:span text:style-name="Source_20_Text">export class MonitorInterceptor implements HttpInterceptor {</text:span></text:p>
      <text:p text:style-name="Preformatted_20_Text"/>
      <text:p text:style-name="Preformatted_20_Text"><text:span text:style-name="Source_20_Text"><text:s text:c="2"/>constructor() {}</text:span></text:p>
      <text:p text:style-name="Preformatted_20_Text"/>
      <text:p text:style-name="Preformatted_20_Text"><text:span text:style-name="Source_20_Text"><text:s text:c="2"/>intercept(request: HttpRequest&lt;unknown&gt;, next: HttpHandler): Observable&lt;HttpEvent&lt;unknown&gt;&gt; {</text:span></text:p>
      <text:p text:style-name="Preformatted_20_Text"><text:span text:style-name="Source_20_Text"><text:s text:c="4"/>return next.handle(request).pipe(catchError(error =&gt; {</text:span></text:p>
      <text:p text:style-name="Preformatted_20_Text"><text:span text:style-name="Source_20_Text"><text:s text:c="8"/>if (error.status === 401) {</text:span></text:p>
      <text:p text:style-name="Preformatted_20_Text"><text:span text:style-name="Source_20_Text"><text:s text:c="10"/>return this.reAuthenticate().pipe(</text:span></text:p>
      <text:p text:style-name="Preformatted_20_Text"><text:span text:style-name="Source_20_Text"><text:s text:c="12"/>switchMap(() =&gt; next.handle(request))</text:span></text:p>
      <text:p text:style-name="Preformatted_20_Text"><text:span text:style-name="Source_20_Text"><text:s text:c="10"/>)</text:span></text:p>
      <text:p text:style-name="Preformatted_20_Text"><text:span text:style-name="Source_20_Text"><text:s text:c="8"/>}</text:span></text:p>
      <text:p text:style-name="Preformatted_20_Text"><text:span text:style-name="Source_20_Text"><text:s text:c="8"/>return throwError(error);</text:span></text:p>
      <text:p text:style-name="Preformatted_20_Text"><text:span text:style-name="Source_20_Text"><text:s text:c="6"/>})</text:span></text:p>
      <text:p text:style-name="Preformatted_20_Text"><text:span text:style-name="Source_20_Text"><text:s text:c="4"/>)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reAuthenticate(): Observable&lt;any&gt; {</text:span></text:p>
      <text:p text:style-name="Preformatted_20_Text"><text:span text:style-name="Source_20_Text"><text:s text:c="4"/>// Do your auth call here</text:span></text:p>
      <text:p text:style-name="Preformatted_20_Text"><text:span text:style-name="Source_20_Text"><text:s text:c="2"/>}</text:span></text:p>
      <text:p text:style-name="P21"><text:span text:style-name="Source_20_Text">}</text:span></text:p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55:09.360304584</meta:creation-date>
    <dc:date>2024-02-19T15:19:31.127000000</dc:date>
    <meta:editing-duration>PT11H26M46S</meta:editing-duration>
    <meta:editing-cycles>19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79" meta:word-count="257" meta:character-count="2875" meta:non-whitespace-character-count="2496"/>
  </office:meta>
</office:document-meta>
</file>